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TRABALHO REPETIÇÃO: FOR / WHILE / DO-WHILE</text:p>
      <text:p text:style-name="Normal"/>
      <text:p text:style-name="Normal">NOME:<text:s/>Maria Carla dos Santos Bellote</text:p>
      <text:p text:style-name="Normal"/>
      <text:p text:style-name="Normal">PASTA DO GOOGLE DRIVE ou GITHUB: Link Aqui</text:p>
      <text:p text:style-name="Normal"/>
      <text:p text:style-name="Normal">EXERCÍCIO ?:<text:s/>4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>int main()</text:p>
      <text:p text:style-name="Normal">{</text:p>
      <text:p text:style-name="Normal"><text:s/>int n,x,y=0,w=0;</text:p>
      <text:p text:style-name="Normal"><text:s/>for(n=100;n&lt;=999;n+=2)</text:p>
      <text:p text:style-name="Normal"><text:s/>{</text:p>
      <text:p text:style-name="Normal"><text:s/>y=y+n;</text:p>
      <text:p text:style-name="Normal"><text:s/>}</text:p>
      <text:p text:style-name="Normal"><text:s/>printf("soma pares: %i\n",y);</text:p>
      <text:p text:style-name="Normal"><text:s/>for(n=101;n&lt;=999;n+=2)</text:p>
      <text:p text:style-name="Normal"><text:s/>{</text:p>
      <text:p text:style-name="Normal"><text:s/>w=w+n;</text:p>
      <text:p text:style-name="Normal"><text:s/>}</text:p>
      <text:p text:style-name="Normal"><text:s/>printf("soma impares: %i\n",w);</text:p>
      <text:p text:style-name="Normal"><text:s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8<text:s/>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9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/>
      <text:p text:style-name="Normal">int main()</text:p>
      <text:p text:style-name="Normal">{</text:p>
      <text:p text:style-name="Normal">int x,y=0;</text:p>
      <text:p text:style-name="Normal"><text:s text:c="3"/>do{</text:p>
      <text:p text:style-name="Normal"><text:s text:c="4"/>printf("Digite um número(0 caso queira parar: "); scanf("%i",&amp;x);</text:p>
      <text:p text:style-name="Normal"><text:s text:c="5"/>if(x&gt;=10 &amp;&amp; x&lt;=90 &amp;&amp; x%5==2)</text:p>
      <text:p text:style-name="Normal"><text:s text:c="3"/>{</text:p>
      <text:p text:style-name="Normal"><text:s text:c="5"/>y=x+y;</text:p>
      <text:p text:style-name="Normal"><text:s text:c="3"/>}</text:p>
      <text:p text:style-name="Normal"/>
      <text:p text:style-name="Normal"><text:s text:c="7"/>}</text:p>
      <text:p text:style-name="Normal"><text:s text:c="3"/>while(x!=0);</text:p>
      <text:p text:style-name="Normal"/>
      <text:p text:style-name="Normal"><text:s text:c="4"/>printf("A soma dos números que divididos por 5 o resto é 2= %i\n",y);</text:p>
      <text:p text:style-name="Normal"><text:s text:c="4"/>return 0;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0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/>
      <text:p text:style-name="Normal">int main()</text:p>
      <text:p text:style-name="Normal">{<text:s/></text:p>
      <text:p text:style-name="Normal"><text:s/>int x,y,s=0,z=0;</text:p>
      <text:p text:style-name="Normal"><text:s text:c="3"/>float m;</text:p>
      <text:p text:style-name="Normal">do{</text:p>
      <text:p text:style-name="Normal"><text:s text:c="4"/>printf("Digite um número para o intervalo: "); scanf("%i",&amp;x);</text:p>
      <text:p text:style-name="Normal">}</text:p>
      <text:p text:style-name="Normal">while(x&lt;1);</text:p>
      <text:p text:style-name="Normal">for(y=6;y&lt;=6*x;y++)</text:p>
      <text:p text:style-name="Normal">{</text:p>
      <text:p text:style-name="Normal"><text:s text:c="4"/>if(y%6==0)</text:p>
      <text:p text:style-name="Normal"><text:s text:c="4"/>{</text:p>
      <text:p text:style-name="Normal"><text:s text:c="8"/>s=s+y;</text:p>
      <text:p text:style-name="Normal"><text:s text:c="8"/>z++;</text:p>
      <text:p text:style-name="Normal"><text:s text:c="4"/>}</text:p>
      <text:p text:style-name="Normal">}</text:p>
      <text:p text:style-name="Normal">m=s/z;</text:p>
      <text:p text:style-name="Normal">printf("A média é : %.2f",m);</text:p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1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><text:s/></text:p>
      <text:p text:style-name="Normal">int main()</text:p>
      <text:p text:style-name="Normal">{</text:p>
      <text:p text:style-name="Normal"><text:s text:c="4"/>int x,c;</text:p>
      <text:p text:style-name="Normal"><text:s text:c="4"/>printf("Digite um número inteiro: ");scanf("%i",&amp;x);</text:p>
      <text:p text:style-name="Normal"><text:s text:c="4"/>for(c=0;c&lt;20;c++)</text:p>
      <text:p text:style-name="Normal"><text:s text:c="4"/>{</text:p>
      <text:p text:style-name="Normal"><text:s text:c="8"/>x=x+1;</text:p>
      <text:p text:style-name="Normal"><text:s text:c="8"/>printf("%i\n",x);</text:p>
      <text:p text:style-name="Normal"><text:s text:c="4"/>}</text:p>
      <text:p text:style-name="Normal"><text:s text:c="4"/></text:p>
      <text:p text:style-name="Normal"><text:s/></text:p>
      <text:p text:style-name="Normal"><text:s text:c="4"/>return 0;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2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text:s/></text:p>
      <text:p text:style-name="Normal"><text:s/></text:p>
      <text:p text:style-name="Normal">#include &lt;stdlib.h&gt;<text:s/></text:p>
      <text:p text:style-name="Normal"><text:s/></text:p>
      <text:p text:style-name="Normal"><text:s text:c="2"/></text:p>
      <text:p text:style-name="Normal"><text:s/></text:p>
      <text:p text:style-name="Normal">int main()<text:s/></text:p>
      <text:p text:style-name="Normal">{<text:s/></text:p>
      <text:p text:style-name="Normal"><text:s text:c="4"/>int t,s=0,c=0;</text:p>
      <text:p text:style-name="Normal"><text:s text:c="4"/>float m;</text:p>
      <text:p text:style-name="Normal">do</text:p>
      <text:p text:style-name="Normal">{</text:p>
      <text:p text:style-name="Normal"><text:s text:c="3"/>printf("Digite a temperatura do dia: "); scanf("%i",&amp;t);</text:p>
      <text:p text:style-name="Normal"><text:s text:c="3"/>if(t&gt;=28){</text:p>
      <text:p text:style-name="Normal"><text:s text:c="3"/>s=s+t;</text:p>
      <text:p text:style-name="Normal"><text:s text:c="3"/>c++;</text:p>
      <text:p text:style-name="Normal"><text:s text:c="3"/>}</text:p>
      <text:p text:style-name="Normal">}</text:p>
      <text:p text:style-name="Normal">while(t&gt;=28);</text:p>
      <text:p text:style-name="Normal">m=s/c;</text:p>
      <text:p text:style-name="Normal">printf("A média das temperaturas é: %.2f",m);</text:p>
      <text:p text:style-name="Normal"><text:s text:c="2"/></text:p>
      <text:p text:style-name="Normal"><text:s/></text:p>
      <text:p text:style-name="Normal"><text:s text:c="4"/>return 0;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7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text:s/></text:p>
      <text:p text:style-name="Normal">#include &lt;float.h&gt;</text:p>
      <text:p text:style-name="Normal">#include &lt;stdlib.h&gt;<text:s/></text:p>
      <text:p text:style-name="Normal"><text:s/></text:p>
      <text:p text:style-name="Normal"><text:s text:c="2"/></text:p>
      <text:p text:style-name="Normal"><text:s/></text:p>
      <text:p text:style-name="Normal">int main()<text:s/></text:p>
      <text:p text:style-name="Normal">{<text:s/></text:p>
      <text:p text:style-name="Normal"><text:s text:c="4"/>float n,menor=FLT_MAX; // Inicializa com o maior valor possível</text:p>
      <text:p text:style-name="Normal"><text:s text:c="4"/>do{</text:p>
      <text:p text:style-name="Normal"><text:s text:c="4"/>printf("DIgite um número real e positivo: "); scanf("%f",&amp;n);</text:p>
      <text:p text:style-name="Normal"><text:s text:c="3"/></text:p>
      <text:p text:style-name="Normal"><text:s text:c="4"/>if(n&gt;0 &amp;&amp; n&lt;menor)</text:p>
      <text:p text:style-name="Normal"><text:s text:c="4"/>menor=n;</text:p>
      <text:p text:style-name="Normal"><text:s text:c="4"/>}</text:p>
      <text:p text:style-name="Normal"><text:s text:c="4"/>while(n&gt;0);</text:p>
      <text:p text:style-name="Normal"><text:s text:c="4"/>if(n&lt;0)</text:p>
      <text:p text:style-name="Normal"><text:s text:c="4"/>{</text:p>
      <text:p text:style-name="Normal"><text:s text:c="8"/>printf("O número deve ser positivo! Tente novamente.\n");</text:p>
      <text:p text:style-name="Normal"><text:s text:c="4"/>}</text:p>
      <text:p text:style-name="Normal"><text:s text:c="4"/>printf("O menor valor foi: %.2f\n",menor);</text:p>
      <text:p text:style-name="Normal"><text:s text:c="4"/></text:p>
      <text:p text:style-name="Normal"><text:s/></text:p>
      <text:p text:style-name="Normal"><text:s text:c="4"/>return 0;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22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text:s/></text:p>
      <text:p text:style-name="Normal"><text:s/></text:p>
      <text:p text:style-name="Normal">#include &lt;stdlib.h&gt;<text:s/></text:p>
      <text:p text:style-name="Normal"><text:s/></text:p>
      <text:p text:style-name="Normal"><text:s text:c="2"/></text:p>
      <text:p text:style-name="Normal"><text:s/></text:p>
      <text:p text:style-name="Normal">int main()<text:s/></text:p>
      <text:p text:style-name="Normal">{<text:s/></text:p>
      <text:p text:style-name="Normal"><text:s text:c="4"/>int t,s=0,c=0;</text:p>
      <text:p text:style-name="Normal"><text:s text:c="4"/>float m;</text:p>
      <text:p text:style-name="Normal"><text:s text:c="4"/>do{</text:p>
      <text:p text:style-name="Normal"><text:s text:c="8"/>printf("Digite a tempratura: ");scanf("%i",&amp;t);</text:p>
      <text:p text:style-name="Normal"><text:s text:c="8"/>if(t&gt;=-15 &amp;&amp; t&lt;=5){</text:p>
      <text:p text:style-name="Normal"><text:s text:c="8"/>s=t+s;</text:p>
      <text:p text:style-name="Normal"><text:s text:c="8"/>c++;</text:p>
      <text:p text:style-name="Normal"><text:s text:c="8"/>}</text:p>
      <text:p text:style-name="Normal"><text:s text:c="4"/>}</text:p>
      <text:p text:style-name="Normal"><text:s text:c="4"/>while(t&gt;=-15 &amp;&amp; t&lt;=5);</text:p>
      <text:p text:style-name="Normal"><text:s text:c="4"/>m=(float)s/(float)c;</text:p>
      <text:p text:style-name="Normal"><text:s text:c="4"/>printf("Média: %.2f",m);</text:p>
      <text:p text:style-name="Normal"><text:s/></text:p>
      <text:p text:style-name="Normal"><text:s text:c="4"/>return 0;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24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27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722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lunodev08</meta:initial-creator>
    <dc:creator>maria carla dos santos bellote</dc:creator>
    <meta:creation-date>2024-09-04T00:28:00Z</meta:creation-date>
    <dc:date>2024-09-04T00:28:00Z</dc:date>
    <meta:template xlink:href="Normal.dotm" xlink:type="simple"/>
    <meta:editing-cycles>3</meta:editing-cycles>
    <meta:editing-duration>PT0S</meta:editing-duration>
    <meta:document-statistic meta:page-count="1" meta:paragraph-count="10" meta:word-count="817" meta:character-count="5222" meta:row-count="36" meta:non-whitespace-character-count="4415"/>
  </office:meta>
</office:document-meta>
</file>